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75in" fo:margin-left="-0.2458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3125in"/>
    </style:style>
    <style:style style:name="Table1.D" style:family="table-column">
      <style:table-column-properties style:column-width="0.2701in"/>
    </style:style>
    <style:style style:name="Table1.F" style:family="table-column">
      <style:table-column-properties style:column-width="0.3035in"/>
    </style:style>
    <style:style style:name="Table1.G" style:family="table-column">
      <style:table-column-properties style:column-width="0.3132in"/>
    </style:style>
    <style:style style:name="Table1.J" style:family="table-column">
      <style:table-column-properties style:column-width="0.4597in"/>
    </style:style>
    <style:style style:name="Table1.K" style:family="table-column">
      <style:table-column-properties style:column-width="0.4688in"/>
    </style:style>
    <style:style style:name="Table1.L" style:family="table-column">
      <style:table-column-properties style:column-width="0.3042in"/>
    </style:style>
    <style:style style:name="Table1.P" style:family="table-column">
      <style:table-column-properties style:column-width="0.2861in"/>
    </style:style>
    <style:style style:name="Table1.Q" style:family="table-column">
      <style:table-column-properties style:column-width="0.5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2e8f9" officeooo:paragraph-rsid="0002e8f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.5pt" officeooo:rsid="0002e8f9" officeooo:paragraph-rsid="0002e8f9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font-size="10.5pt" fo:font-weight="bold" officeooo:rsid="0002e8f9" officeooo:paragraph-rsid="0002e8f9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4eb1" officeooo:paragraph-rsid="0002e8f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4eb1" officeooo:paragraph-rsid="00094eb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0098" officeooo:paragraph-rsid="000a00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fcf27" officeooo:paragraph-rsid="002fcf27" style:font-weight-asian="bold" style:font-weight-complex="bold"/>
    </style:style>
    <style:style style:name="P9" style:family="paragraph" style:parent-style-name="Standard" style:list-style-name="L14">
      <style:paragraph-properties fo:text-align="start" style:justify-single-word="false"/>
      <style:text-properties fo:font-weight="bold" officeooo:rsid="002fcf27" officeooo:paragraph-rsid="002fcf27" style:font-weight-asian="bold" style:font-weight-complex="bold"/>
    </style:style>
    <style:style style:name="P10" style:family="paragraph" style:parent-style-name="Standard" style:list-style-name="L14">
      <style:paragraph-properties fo:text-align="start" style:justify-single-word="false"/>
      <style:text-properties fo:font-weight="bold" officeooo:rsid="002fcf27" officeooo:paragraph-rsid="0037865e" style:font-weight-asian="bold" style:font-weight-complex="bold"/>
    </style:style>
    <style:style style:name="P11" style:family="paragraph" style:parent-style-name="Standard" style:list-style-name="L14">
      <style:paragraph-properties fo:text-align="start" style:justify-single-word="false"/>
      <style:text-properties fo:font-weight="bold" officeooo:rsid="002fcf27" officeooo:paragraph-rsid="0038761f" style:font-weight-asian="bold" style:font-weight-complex="bold"/>
    </style:style>
    <style:style style:name="P12" style:family="paragraph" style:parent-style-name="Standard" style:list-style-name="L14">
      <style:paragraph-properties fo:text-align="start" style:justify-single-word="false"/>
      <style:text-properties fo:font-weight="bold" officeooo:rsid="002fcf27" officeooo:paragraph-rsid="003d07e4" style:font-weight-asian="bold" style:font-weight-complex="bold"/>
    </style:style>
    <style:style style:name="P13" style:family="paragraph" style:parent-style-name="Standard" style:list-style-name="L14">
      <style:paragraph-properties fo:text-align="start" style:justify-single-word="false"/>
      <style:text-properties fo:font-weight="bold" officeooo:rsid="002fcf27" officeooo:paragraph-rsid="003dc7c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fcf27" officeooo:paragraph-rsid="0037865e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fcf27" officeooo:paragraph-rsid="003bc41e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fcf27" officeooo:paragraph-rsid="003d07e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fcf27" officeooo:paragraph-rsid="003f200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23d26" officeooo:paragraph-rsid="00423d2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a0098" officeooo:paragraph-rsid="000a0098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0a0098" officeooo:paragraph-rsid="000a009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d0e2b" officeooo:paragraph-rsid="000d0e2b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normal" officeooo:rsid="000d0e2b" officeooo:paragraph-rsid="000d0e2b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weight="normal" officeooo:rsid="000d0e2b" officeooo:paragraph-rsid="000ece61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weight="normal" officeooo:rsid="000d0e2b" officeooo:paragraph-rsid="000f354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d0e2b" officeooo:paragraph-rsid="000f354f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normal" officeooo:rsid="000d0e2b" officeooo:paragraph-rsid="000f354f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weight="normal" officeooo:rsid="000d0e2b" officeooo:paragraph-rsid="0010cc9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d0e2b" officeooo:paragraph-rsid="0010cc9c" style:font-weight-asian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weight="normal" officeooo:rsid="000d0e2b" officeooo:paragraph-rsid="0010cc9c" style:font-weight-asian="normal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fo:font-weight="normal" officeooo:rsid="000d0e2b" officeooo:paragraph-rsid="0010cc9c" style:font-weight-asian="normal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weight="normal" officeooo:rsid="000d0e2b" officeooo:paragraph-rsid="0010f43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0d0e2b" officeooo:paragraph-rsid="0010f43d" style:font-weight-asian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weight="normal" officeooo:rsid="000d0e2b" officeooo:paragraph-rsid="0011b63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0d0e2b" officeooo:paragraph-rsid="0011b635" style:font-weight-asian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font-weight="normal" officeooo:rsid="000d0e2b" officeooo:paragraph-rsid="0012deac" style:font-weight-asian="normal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fo:font-weight="normal" officeooo:rsid="000d0e2b" officeooo:paragraph-rsid="001395ce" style:font-weight-asian="normal" style:font-weight-complex="normal"/>
    </style:style>
    <style:style style:name="P37" style:family="paragraph" style:parent-style-name="Standard" style:list-style-name="L10">
      <style:paragraph-properties fo:text-align="start" style:justify-single-word="false"/>
      <style:text-properties fo:font-weight="normal" officeooo:rsid="000d0e2b" officeooo:paragraph-rsid="00295638" style:font-weight-asian="normal" style:font-weight-complex="normal"/>
    </style:style>
    <style:style style:name="P38" style:family="paragraph" style:parent-style-name="Standard" style:list-style-name="L10">
      <style:paragraph-properties fo:text-align="start" style:justify-single-word="false"/>
      <style:text-properties fo:font-weight="normal" officeooo:rsid="000d0e2b" officeooo:paragraph-rsid="002b2d58" style:font-weight-asian="normal" style:font-weight-complex="normal"/>
    </style:style>
    <style:style style:name="P39" style:family="paragraph" style:parent-style-name="Standard" style:list-style-name="L10">
      <style:paragraph-properties fo:text-align="start" style:justify-single-word="false"/>
      <style:text-properties fo:font-weight="normal" officeooo:rsid="000d0e2b" officeooo:paragraph-rsid="002d960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0d0e2b" officeooo:paragraph-rsid="001395c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0d0e2b" officeooo:paragraph-rsid="0015362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0d0e2b" officeooo:paragraph-rsid="00166c8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0d0e2b" officeooo:paragraph-rsid="0016a65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0d0e2b" officeooo:paragraph-rsid="001989a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0d0e2b" officeooo:paragraph-rsid="001a39c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0d0e2b" officeooo:paragraph-rsid="001c1cc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0d0e2b" officeooo:paragraph-rsid="001e1292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0d0e2b" officeooo:paragraph-rsid="00295638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0d0e2b" officeooo:paragraph-rsid="002b2d5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0d0e2b" officeooo:paragraph-rsid="002d960a" style:font-weight-asian="normal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fo:font-weight="normal" officeooo:rsid="001480f1" officeooo:paragraph-rsid="001480f1" style:font-weight-asian="normal" style:font-weight-complex="normal"/>
    </style:style>
    <style:style style:name="P52" style:family="paragraph" style:parent-style-name="Standard" style:list-style-name="L11">
      <style:paragraph-properties fo:text-align="start" style:justify-single-word="false"/>
      <style:text-properties fo:font-weight="normal" officeooo:rsid="001480f1" officeooo:paragraph-rsid="00153625" style:font-weight-asian="normal" style:font-weight-complex="normal"/>
    </style:style>
    <style:style style:name="P53" style:family="paragraph" style:parent-style-name="Standard" style:list-style-name="L11">
      <style:paragraph-properties fo:text-align="start" style:justify-single-word="false"/>
      <style:text-properties fo:font-weight="normal" officeooo:rsid="001480f1" officeooo:paragraph-rsid="00166c89" style:font-weight-asian="normal" style:font-weight-complex="normal"/>
    </style:style>
    <style:style style:name="P54" style:family="paragraph" style:parent-style-name="Standard" style:list-style-name="L11">
      <style:paragraph-properties fo:text-align="start" style:justify-single-word="false"/>
      <style:text-properties fo:font-weight="normal" officeooo:rsid="001480f1" officeooo:paragraph-rsid="0016a657" style:font-weight-asian="normal" style:font-weight-complex="normal"/>
    </style:style>
    <style:style style:name="P55" style:family="paragraph" style:parent-style-name="Standard" style:list-style-name="L11">
      <style:paragraph-properties fo:text-align="start" style:justify-single-word="false"/>
      <style:text-properties fo:font-weight="normal" officeooo:rsid="001480f1" officeooo:paragraph-rsid="001989a8" style:font-weight-asian="normal" style:font-weight-complex="normal"/>
    </style:style>
    <style:style style:name="P56" style:family="paragraph" style:parent-style-name="Standard" style:list-style-name="L11">
      <style:paragraph-properties fo:text-align="start" style:justify-single-word="false"/>
      <style:text-properties fo:font-weight="normal" officeooo:rsid="001480f1" officeooo:paragraph-rsid="001a39cc" style:font-weight-asian="normal" style:font-weight-complex="normal"/>
    </style:style>
    <style:style style:name="P57" style:family="paragraph" style:parent-style-name="Standard" style:list-style-name="L11">
      <style:paragraph-properties fo:text-align="start" style:justify-single-word="false"/>
      <style:text-properties fo:font-weight="normal" officeooo:rsid="001480f1" officeooo:paragraph-rsid="001c1ccc" style:font-weight-asian="normal" style:font-weight-complex="normal"/>
    </style:style>
    <style:style style:name="P58" style:family="paragraph" style:parent-style-name="Standard" style:list-style-name="L11">
      <style:paragraph-properties fo:text-align="start" style:justify-single-word="false"/>
      <style:text-properties fo:font-weight="normal" officeooo:rsid="001480f1" officeooo:paragraph-rsid="001e1292" style:font-weight-asian="normal" style:font-weight-complex="normal"/>
    </style:style>
    <style:style style:name="P59" style:family="paragraph" style:parent-style-name="Standard" style:list-style-name="L11">
      <style:paragraph-properties fo:text-align="start" style:justify-single-word="false"/>
      <style:text-properties fo:font-weight="normal" officeooo:rsid="001480f1" officeooo:paragraph-rsid="00295638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1480f1" officeooo:paragraph-rsid="003f2009" style:font-weight-asian="normal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fo:font-weight="normal" officeooo:rsid="001e339b" officeooo:paragraph-rsid="003f2009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1e339b" officeooo:paragraph-rsid="00231bd6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1e339b" officeooo:paragraph-rsid="0025b6ec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1e339b" officeooo:paragraph-rsid="00277f13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1e339b" officeooo:paragraph-rsid="0028e8a1" style:font-weight-asian="normal" style:font-weight-complex="normal"/>
    </style:style>
    <style:style style:name="P66" style:family="paragraph" style:parent-style-name="Standard" style:list-style-name="L13">
      <style:paragraph-properties fo:text-align="start" style:justify-single-word="false"/>
      <style:text-properties fo:font-weight="normal" officeooo:rsid="0023e79c" officeooo:paragraph-rsid="0023e79c" style:font-weight-asian="normal" style:font-weight-complex="normal"/>
    </style:style>
    <style:style style:name="P67" style:family="paragraph" style:parent-style-name="Standard" style:list-style-name="L13">
      <style:paragraph-properties fo:text-align="start" style:justify-single-word="false"/>
      <style:text-properties fo:font-weight="normal" officeooo:rsid="0023e79c" officeooo:paragraph-rsid="0025b6ec" style:font-weight-asian="normal" style:font-weight-complex="normal"/>
    </style:style>
    <style:style style:name="P68" style:family="paragraph" style:parent-style-name="Standard" style:list-style-name="L13">
      <style:paragraph-properties fo:text-align="start" style:justify-single-word="false"/>
      <style:text-properties fo:font-weight="normal" officeooo:rsid="0023e79c" officeooo:paragraph-rsid="00277f13" style:font-weight-asian="normal" style:font-weight-complex="normal"/>
    </style:style>
    <style:style style:name="P69" style:family="paragraph" style:parent-style-name="Standard" style:list-style-name="L13">
      <style:paragraph-properties fo:text-align="start" style:justify-single-word="false"/>
      <style:text-properties fo:font-weight="normal" officeooo:rsid="0023e79c" officeooo:paragraph-rsid="0028e8a1" style:font-weight-asian="normal" style:font-weight-complex="normal"/>
    </style:style>
    <style:style style:name="P70" style:family="paragraph" style:parent-style-name="Standard" style:list-style-name="L13">
      <style:paragraph-properties fo:text-align="start" style:justify-single-word="false"/>
      <style:text-properties fo:font-weight="normal" officeooo:rsid="0023e79c" officeooo:paragraph-rsid="002fb9ad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2e6371" officeooo:paragraph-rsid="003f2009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officeooo:paragraph-rsid="000d0e2b"/>
    </style:style>
    <style:style style:name="P73" style:family="paragraph" style:parent-style-name="Standard">
      <style:paragraph-properties fo:text-align="start" style:justify-single-word="false"/>
      <style:text-properties officeooo:paragraph-rsid="0037865e"/>
    </style:style>
    <style:style style:name="P74" style:family="paragraph" style:parent-style-name="Standard">
      <style:paragraph-properties fo:text-align="start" style:justify-single-word="false"/>
      <style:text-properties officeooo:paragraph-rsid="003bc41e"/>
    </style:style>
    <style:style style:name="P75" style:family="paragraph" style:parent-style-name="Standard">
      <style:paragraph-properties fo:text-align="start" style:justify-single-word="false"/>
      <style:text-properties officeooo:paragraph-rsid="003d07e4"/>
    </style:style>
    <style:style style:name="P76" style:family="paragraph" style:parent-style-name="Standard">
      <style:paragraph-properties fo:text-align="start" style:justify-single-word="false"/>
      <style:text-properties officeooo:paragraph-rsid="003f2009"/>
    </style:style>
    <style:style style:name="P77" style:family="paragraph" style:parent-style-name="Standard">
      <style:paragraph-properties fo:text-align="start" style:justify-single-word="false"/>
      <style:text-properties officeooo:rsid="00410c1b" officeooo:paragraph-rsid="00410c1b"/>
    </style:style>
    <style:style style:name="P78" style:family="paragraph" style:parent-style-name="Standard">
      <style:paragraph-properties fo:text-align="start" style:justify-single-word="false"/>
      <style:text-properties officeooo:rsid="00423d26" officeooo:paragraph-rsid="00423d26"/>
    </style:style>
    <style:style style:name="P79" style:family="paragraph" style:parent-style-name="Table_20_Contents">
      <style:paragraph-properties fo:text-align="center" style:justify-single-word="false"/>
      <style:text-properties fo:font-size="10.5pt" officeooo:rsid="0004ba75" officeooo:paragraph-rsid="0004ba75" style:font-size-asian="10.5pt" style:font-size-complex="10.5pt"/>
    </style:style>
    <style:style style:name="P8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81" style:family="paragraph" style:parent-style-name="Table_20_Contents">
      <style:paragraph-properties fo:text-align="center" style:justify-single-word="false"/>
      <style:text-properties fo:font-size="10.5pt" officeooo:rsid="00054c7a" officeooo:paragraph-rsid="00054c7a" style:font-size-asian="10.5pt" style:font-size-complex="10.5pt"/>
    </style:style>
    <style:style style:name="P82" style:family="paragraph" style:parent-style-name="Table_20_Contents">
      <style:paragraph-properties fo:text-align="center" style:justify-single-word="false"/>
      <style:text-properties fo:font-size="10.5pt" officeooo:rsid="000635e3" officeooo:paragraph-rsid="000635e3" style:font-size-asian="10.5pt" style:font-size-complex="10.5pt"/>
    </style:style>
    <style:style style:name="P83" style:family="paragraph" style:parent-style-name="Table_20_Contents">
      <style:paragraph-properties fo:text-align="center" style:justify-single-word="false"/>
      <style:text-properties fo:font-size="10.5pt" fo:font-style="normal" officeooo:rsid="0004ba75" officeooo:paragraph-rsid="0004ba75" style:font-size-asian="10.5pt" style:font-style-asian="normal" style:font-size-complex="10.5pt" style:font-style-complex="normal"/>
    </style:style>
    <style:style style:name="P84" style:family="paragraph" style:parent-style-name="Table_20_Contents">
      <style:paragraph-properties fo:text-align="center" style:justify-single-word="false"/>
      <style:text-properties fo:font-size="10.5pt" fo:font-weight="bold" officeooo:rsid="0004ba75" officeooo:paragraph-rsid="0004ba75" style:font-size-asian="10.5pt" style:font-weight-asian="bold" style:font-size-complex="10.5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0.5pt" fo:font-weight="bold" officeooo:rsid="00054c7a" officeooo:paragraph-rsid="00054c7a" style:font-size-asian="10.5pt" style:font-weight-asian="bold" style:font-size-complex="10.5pt" style:font-weight-complex="bold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officeooo:rsid="0007588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0e2b" style:font-weight-asian="normal" style:font-weight-complex="normal"/>
    </style:style>
    <style:style style:name="T5" style:family="text">
      <style:text-properties fo:font-weight="normal" officeooo:rsid="000ece61" style:font-weight-asian="normal" style:font-weight-complex="normal"/>
    </style:style>
    <style:style style:name="T6" style:family="text">
      <style:text-properties fo:font-weight="normal" officeooo:rsid="0037865e" style:font-weight-asian="normal" style:font-weight-complex="normal"/>
    </style:style>
    <style:style style:name="T7" style:family="text">
      <style:text-properties fo:font-weight="normal" officeooo:rsid="0038761f" style:font-weight-asian="normal" style:font-weight-complex="normal"/>
    </style:style>
    <style:style style:name="T8" style:family="text">
      <style:text-properties fo:font-weight="normal" officeooo:rsid="0039cd4d" style:font-weight-asian="normal" style:font-weight-complex="normal"/>
    </style:style>
    <style:style style:name="T9" style:family="text">
      <style:text-properties fo:font-weight="normal" officeooo:rsid="003bc41e" style:font-weight-asian="normal" style:font-weight-complex="normal"/>
    </style:style>
    <style:style style:name="T10" style:family="text">
      <style:text-properties fo:font-weight="normal" officeooo:rsid="003d07e4" style:font-weight-asian="normal" style:font-weight-complex="normal"/>
    </style:style>
    <style:style style:name="T11" style:family="text">
      <style:text-properties fo:font-weight="normal" officeooo:rsid="003f2009" style:font-weight-asian="normal" style:font-weight-complex="normal"/>
    </style:style>
    <style:style style:name="T12" style:family="text">
      <style:text-properties officeooo:rsid="000b5cb7"/>
    </style:style>
    <style:style style:name="T13" style:family="text">
      <style:text-properties officeooo:rsid="000ece61"/>
    </style:style>
    <style:style style:name="T14" style:family="text">
      <style:text-properties officeooo:rsid="000f354f"/>
    </style:style>
    <style:style style:name="T15" style:family="text">
      <style:text-properties officeooo:rsid="0010cc9c"/>
    </style:style>
    <style:style style:name="T16" style:family="text">
      <style:text-properties officeooo:rsid="0010f43d"/>
    </style:style>
    <style:style style:name="T17" style:family="text">
      <style:text-properties officeooo:rsid="0011b635"/>
    </style:style>
    <style:style style:name="T18" style:family="text">
      <style:text-properties officeooo:rsid="0012deac"/>
    </style:style>
    <style:style style:name="T19" style:family="text">
      <style:text-properties officeooo:rsid="001480f1"/>
    </style:style>
    <style:style style:name="T20" style:family="text">
      <style:text-properties officeooo:rsid="00153625"/>
    </style:style>
    <style:style style:name="T21" style:family="text">
      <style:text-properties officeooo:rsid="00166c89"/>
    </style:style>
    <style:style style:name="T22" style:family="text">
      <style:text-properties officeooo:rsid="0016a657"/>
    </style:style>
    <style:style style:name="T23" style:family="text">
      <style:text-properties officeooo:rsid="00188667"/>
    </style:style>
    <style:style style:name="T24" style:family="text">
      <style:text-properties officeooo:rsid="001989a8"/>
    </style:style>
    <style:style style:name="T25" style:family="text">
      <style:text-properties officeooo:rsid="001a39cc"/>
    </style:style>
    <style:style style:name="T26" style:family="text">
      <style:text-properties officeooo:rsid="001e339b"/>
    </style:style>
    <style:style style:name="T27" style:family="text">
      <style:text-properties officeooo:rsid="001f43ce"/>
    </style:style>
    <style:style style:name="T28" style:family="text">
      <style:text-properties officeooo:rsid="002121ac"/>
    </style:style>
    <style:style style:name="T29" style:family="text">
      <style:text-properties officeooo:rsid="00215f9e"/>
    </style:style>
    <style:style style:name="T30" style:family="text">
      <style:text-properties officeooo:rsid="0021d11d"/>
    </style:style>
    <style:style style:name="T31" style:family="text">
      <style:text-properties officeooo:rsid="0023e79c"/>
    </style:style>
    <style:style style:name="T32" style:family="text">
      <style:text-properties officeooo:rsid="0025b6ec"/>
    </style:style>
    <style:style style:name="T33" style:family="text">
      <style:text-properties officeooo:rsid="00277f13"/>
    </style:style>
    <style:style style:name="T34" style:family="text">
      <style:text-properties officeooo:rsid="0028e8a1"/>
    </style:style>
    <style:style style:name="T35" style:family="text">
      <style:text-properties officeooo:rsid="00295638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865e" style:font-size-asian="12pt" style:font-style-asian="normal" style:font-weight-asian="normal" style:font-size-complex="12pt" style:font-weight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c41e" style:font-size-asian="12pt" style:font-style-asian="normal" style:font-weight-asian="normal" style:font-size-complex="12pt" style:font-weight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07e4" style:font-size-asian="12pt" style:font-style-asian="normal" style:font-weight-asian="normal" style:font-size-complex="12pt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009" style:font-size-asian="12pt" style:font-style-asian="normal" style:font-weight-asian="normal" style:font-size-complex="12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text-emphasize="none"/>
    </style:style>
    <style:style style:name="T42" style:family="text">
      <style:text-properties officeooo:rsid="002b2d58"/>
    </style:style>
    <style:style style:name="T43" style:family="text">
      <style:text-properties officeooo:rsid="002d167f"/>
    </style:style>
    <style:style style:name="T44" style:family="text">
      <style:text-properties officeooo:rsid="002d960a"/>
    </style:style>
    <style:style style:name="T45" style:family="text">
      <style:text-properties officeooo:rsid="002e6371"/>
    </style:style>
    <style:style style:name="T46" style:family="text">
      <style:text-properties officeooo:rsid="002fb9ad"/>
    </style:style>
    <style:style style:name="T47" style:family="text">
      <style:text-properties officeooo:rsid="002fcf27"/>
    </style:style>
    <style:style style:name="T48" style:family="text">
      <style:text-properties officeooo:rsid="00339996"/>
    </style:style>
    <style:style style:name="T49" style:family="text">
      <style:text-properties officeooo:rsid="00358b04"/>
    </style:style>
    <style:style style:name="T50" style:family="text">
      <style:text-properties officeooo:rsid="00376e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oh data kasus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C" table:number-columns-repeated="2"/>
        <table:table-column table:style-name="Table1.J"/>
        <table:table-column table:style-name="Table1.K"/>
        <table:table-column table:style-name="Table1.L"/>
        <table:table-column table:style-name="Table1.C" table:number-columns-repeated="2"/>
        <table:table-column table:style-name="Table1.L"/>
        <table:table-column table:style-name="Table1.P"/>
        <table:table-column table:style-name="Table1.Q" table:number-columns-repeated="2"/>
        <table:table-row>
          <table:table-cell table:style-name="Table1.A1" office:value-type="string">
            <text:p text:style-name="P4">ID_kasus</text:p>
          </table:table-cell>
          <table:table-cell table:style-name="Table1.A1" office:value-type="string">
            <text:p text:style-name="P85">P/H</text:p>
          </table:table-cell>
          <table:table-cell table:style-name="Table1.A1" office:value-type="string">
            <text:p text:style-name="P4">G1</text:p>
          </table:table-cell>
          <table:table-cell table:style-name="Table1.A1" office:value-type="string">
            <text:p text:style-name="P4">G2</text:p>
          </table:table-cell>
          <table:table-cell table:style-name="Table1.A1" office:value-type="string">
            <text:p text:style-name="P4">G3</text:p>
          </table:table-cell>
          <table:table-cell table:style-name="Table1.A1" office:value-type="string">
            <text:p text:style-name="P4">G4</text:p>
          </table:table-cell>
          <table:table-cell table:style-name="Table1.A1" office:value-type="string">
            <text:p text:style-name="P4">G5</text:p>
          </table:table-cell>
          <table:table-cell table:style-name="Table1.A1" office:value-type="string">
            <text:p text:style-name="P4">G6</text:p>
          </table:table-cell>
          <table:table-cell table:style-name="Table1.A1" office:value-type="string">
            <text:p text:style-name="P4">G7</text:p>
          </table:table-cell>
          <table:table-cell table:style-name="Table1.A1" office:value-type="string">
            <text:p text:style-name="P4">G8</text:p>
          </table:table-cell>
          <table:table-cell table:style-name="Table1.A1" office:value-type="string">
            <text:p text:style-name="P4">G45</text:p>
          </table:table-cell>
          <table:table-cell table:style-name="Table1.A1" office:value-type="string">
            <text:p text:style-name="P4">G46</text:p>
          </table:table-cell>
          <table:table-cell table:style-name="Table1.A1" office:value-type="string">
            <text:p text:style-name="P4">G47</text:p>
          </table:table-cell>
          <table:table-cell table:style-name="Table1.A1" office:value-type="string">
            <text:p text:style-name="P4">G67</text:p>
          </table:table-cell>
          <table:table-cell table:style-name="Table1.A1" office:value-type="string">
            <text:p text:style-name="P4">G68</text:p>
          </table:table-cell>
          <table:table-cell table:style-name="Table1.A1" office:value-type="string">
            <text:p text:style-name="P4">G69</text:p>
          </table:table-cell>
          <table:table-cell table:style-name="Table1.A1" office:value-type="string">
            <text:p text:style-name="P4">G70</text:p>
          </table:table-cell>
          <table:table-cell table:style-name="Table1.A1" office:value-type="string">
            <text:p text:style-name="P84">Solusi</text:p>
          </table:table-cell>
        </table:table-row>
        <table:table-row>
          <table:table-cell table:style-name="Table1.A2" office:value-type="string">
            <text:p text:style-name="P2">K1</text:p>
          </table:table-cell>
          <table:table-cell table:style-name="Table1.A2" office:value-type="string">
            <text:p text:style-name="P81"><text:span text:style-name="T2">H</text:span>1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9">Solusi 1</text:p>
          </table:table-cell>
        </table:table-row>
        <table:table-row>
          <table:table-cell table:style-name="Table1.A2" office:value-type="string">
            <text:p text:style-name="P79">K2</text:p>
          </table:table-cell>
          <table:table-cell table:style-name="Table1.A2" office:value-type="string">
            <text:p text:style-name="P81"><text:span text:style-name="T2">H</text:span>1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9">Solusi 2</text:p>
          </table:table-cell>
        </table:table-row>
        <table:table-row>
          <table:table-cell table:style-name="Table1.A2" office:value-type="string">
            <text:p text:style-name="P79">K3</text:p>
          </table:table-cell>
          <table:table-cell table:style-name="Table1.A2" office:value-type="string">
            <text:p text:style-name="P81"><text:span text:style-name="T2">H</text:span>1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9">Solusi 3</text:p>
          </table:table-cell>
        </table:table-row>
        <table:table-row>
          <table:table-cell table:style-name="Table1.A2" office:value-type="string">
            <text:p text:style-name="P79">K4</text:p>
          </table:table-cell>
          <table:table-cell table:style-name="Table1.A2" office:value-type="string">
            <text:p text:style-name="P82"><text:span text:style-name="T2">H</text:span>2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9">Solusi 4</text:p>
          </table:table-cell>
        </table:table-row>
        <table:table-row>
          <table:table-cell table:style-name="Table1.A2" office:value-type="string">
            <text:p text:style-name="P79">K5</text:p>
          </table:table-cell>
          <table:table-cell table:style-name="Table1.A2" office:value-type="string">
            <text:p text:style-name="P82"><text:span text:style-name="T2">H</text:span>2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9">Solusi 5</text:p>
          </table:table-cell>
        </table:table-row>
        <table:table-row>
          <table:table-cell table:style-name="Table1.A2" office:value-type="string">
            <text:p text:style-name="P79">K6</text:p>
          </table:table-cell>
          <table:table-cell table:style-name="Table1.A2" office:value-type="string">
            <text:p text:style-name="P82">P<text:span text:style-name="T2">1</text:span>3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9">Solusi 6</text:p>
          </table:table-cell>
        </table:table-row>
        <table:table-row>
          <table:table-cell table:style-name="Table1.A2" office:value-type="string">
            <text:p text:style-name="P79">K7</text:p>
          </table:table-cell>
          <table:table-cell table:style-name="Table1.A2" office:value-type="string">
            <text:p text:style-name="P82">P<text:span text:style-name="T2">1</text:span>3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79">Solusi 7</text:p>
          </table:table-cell>
        </table:table-row>
        <table:table-row>
          <table:table-cell table:style-name="Table1.A2" office:value-type="string">
            <text:p text:style-name="P79">K8</text:p>
          </table:table-cell>
          <table:table-cell table:style-name="Table1.A2" office:value-type="string">
            <text:p text:style-name="P82">P<text:span text:style-name="T2">1</text:span>3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79">Solusi 8</text:p>
          </table:table-cell>
        </table:table-row>
        <table:table-row>
          <table:table-cell table:style-name="Table1.A2" office:value-type="string">
            <text:p text:style-name="P79">K9</text:p>
          </table:table-cell>
          <table:table-cell table:style-name="Table1.A2" office:value-type="string">
            <text:p text:style-name="P82">P<text:span text:style-name="T2">6</text:span>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79">Solusi 9</text:p>
          </table:table-cell>
        </table:table-row>
        <table:table-row>
          <table:table-cell table:style-name="Table1.A2" office:value-type="string">
            <text:p text:style-name="P79">K10</text:p>
          </table:table-cell>
          <table:table-cell table:style-name="Table1.A2" office:value-type="string">
            <text:p text:style-name="P82">P<text:span text:style-name="T2">6</text:span>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><text:span text:style-name="T1">✔</text:span>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79">Solusi 10</text:p>
          </table:table-cell>
        </table:table-row>
      </table:table>
      <text:p text:style-name="P5"><text:span text:style-name="T3"/></text:p>
      <text:p text:style-name="P6">Data Baru: <text:span text:style-name="T3">[G6, G6,7 G8]</text:span></text:p>
      <text:p text:style-name="P6"><text:span text:style-name="T3"/></text:p>
      <text:p text:style-name="P7">Proses Indexing:</text:p>
      <text:p text:style-name="P7"/>
      <text:p text:style-name="P21">Menghitung peluang Hama dan Penyakit.</text:p>
      <text:p text:style-name="P19"/>
      <text:list xml:id="list2647194609286355167" text:style-name="L1">
        <text:list-item>
          <text:p text:style-name="P20">P(H1) = (3 + 1) / (10 + 1) <text:span text:style-name="T12">= 0.3</text:span></text:p>
        </text:list-item>
        <text:list-item>
          <text:p text:style-name="P20">P(H2) = (2 +1) / (10 + 1) <text:span text:style-name="T12">= 0.2</text:span></text:p>
        </text:list-item>
        <text:list-item>
          <text:p text:style-name="P20">P(P13) = (3 + 1) / (10 + 1) <text:span text:style-name="T12">= 0.3</text:span></text:p>
        </text:list-item>
        <text:list-item>
          <text:p text:style-name="P20">P(P6) = (2 + 1) / (10 + 1) <text:span text:style-name="T12">= 0.2</text:span></text:p>
        </text:list-item>
      </text:list>
      <text:p text:style-name="P19"/>
      <text:p text:style-name="P21">Mengitung peluang Hama dan penyakit berdasarkan gejala</text:p>
      <text:p text:style-name="P21"/>
      <text:p text:style-name="P21"><text:tab/>H1:</text:p>
      <text:p text:style-name="P21"><text:tab/><text:tab/>G1:</text:p>
      <text:list xml:id="list766716412485519007" text:style-name="L2">
        <text:list-item>
          <text:p text:style-name="P22">P(H1 | G1 = 0) = <text:span text:style-name="T13">(1 + 1) <text:s/>/ (3 + 1) = 0.5</text:span></text:p>
        </text:list-item>
        <text:list-item>
          <text:p text:style-name="P22">P(H1 | G1 = 1) = <text:span text:style-name="T13">(2 + 1) / (3 + 1) = 0.75</text:span></text:p>
        </text:list-item>
      </text:list>
      <text:p text:style-name="P72"><text:span text:style-name="T4"><text:tab/><text:tab/></text:span><text:span text:style-name="T5">G2:</text:span></text:p>
      <text:list xml:id="list7504145346803162939" text:style-name="L3">
        <text:list-item>
          <text:p text:style-name="P23">P(H1 | G<text:span text:style-name="T13">2</text:span>=0) = <text:span text:style-name="T14">(1 + 1) / (3 + 1) = 0.5</text:span></text:p>
        </text:list-item>
        <text:list-item>
          <text:p text:style-name="P24">P(H1 | G<text:span text:style-name="T13">2</text:span>=<text:span text:style-name="T14">1</text:span>) = <text:span text:style-name="T14">(2 + 1) / (3 + 1) = 0.75</text:span></text:p>
        </text:list-item>
      </text:list>
      <text:p text:style-name="P25"><text:tab/><text:tab/><text:span text:style-name="T14">G3:</text:span></text:p>
      <text:list xml:id="list2935661507305516672" text:style-name="L4">
        <text:list-item>
          <text:p text:style-name="P26">P(H1 | G<text:span text:style-name="T14">3</text:span>=0) = <text:span text:style-name="T14">(1 + 1) / (3 + 1) = 0.5</text:span></text:p>
        </text:list-item>
        <text:list-item>
          <text:p text:style-name="P26">P(H1 | G<text:span text:style-name="T14">3</text:span>=<text:span text:style-name="T14">1</text:span>) = <text:span text:style-name="T14">(2 + 1) / (3 + 1) = 0.75</text:span></text:p>
        </text:list-item>
      </text:list>
      <text:p text:style-name="P25"><text:tab/><text:tab/><text:span text:style-name="T15">G4:</text:span></text:p>
      <text:list xml:id="list3373759786356484904" text:style-name="L5">
        <text:list-item>
          <text:p text:style-name="P27">P(H1 | G<text:span text:style-name="T15">4</text:span>=0) = <text:span text:style-name="T14">(2 + 1) / (3 + 1) = 0.75</text:span></text:p>
        </text:list-item>
        <text:list-item>
          <text:p text:style-name="P27">P(H1 | G<text:span text:style-name="T15">4</text:span>=<text:span text:style-name="T15">1</text:span>) = <text:span text:style-name="T14">(1 + 1) / (3 + 1) = 0.5</text:span></text:p>
        </text:list-item>
      </text:list>
      <text:p text:style-name="P28"><text:soft-page-break/><text:tab/><text:tab/><text:span text:style-name="T15">G5:</text:span></text:p>
      <text:list xml:id="list3143401647623671541" text:style-name="L6">
        <text:list-item>
          <text:p text:style-name="P29">P(H1 | G<text:span text:style-name="T15">5</text:span>=0) = <text:span text:style-name="T14">(2 + 1) / (3 + 1) = 0.75</text:span></text:p>
        </text:list-item>
        <text:list-item>
          <text:p text:style-name="P29">P(H1 | G<text:span text:style-name="T15">5</text:span>=<text:span text:style-name="T15">1</text:span>) = <text:span text:style-name="T14">(1 + 1) / (3 + 1) = 0.5</text:span></text:p>
        </text:list-item>
      </text:list>
      <text:p text:style-name="P28"><text:tab/><text:tab/><text:span text:style-name="T15">G6:</text:span></text:p>
      <text:list xml:id="list238817164284366113" text:style-name="L7">
        <text:list-item>
          <text:p text:style-name="P30">P(H1 | G<text:span text:style-name="T15">6</text:span>=0) = <text:span text:style-name="T14">(3 + 1) / (3 + 1) = 1</text:span></text:p>
        </text:list-item>
        <text:list-item>
          <text:p text:style-name="P30">P(H1 | G<text:span text:style-name="T15">6</text:span>=<text:span text:style-name="T15">1</text:span>) = <text:span text:style-name="T14">(0 + 1) / (3 + 1) = 0.25</text:span></text:p>
        </text:list-item>
      </text:list>
      <text:p text:style-name="P28"><text:tab/><text:tab/><text:span text:style-name="T16">G7:</text:span></text:p>
      <text:list xml:id="list6036165946751479293" text:style-name="L8">
        <text:list-item>
          <text:p text:style-name="P31">P(H1 | G<text:span text:style-name="T16">7</text:span>=0) = <text:span text:style-name="T14">(3 + 1) / (3 + 1) = 1</text:span></text:p>
        </text:list-item>
        <text:list-item>
          <text:p text:style-name="P31">P(H1 | G<text:span text:style-name="T16">7</text:span>=<text:span text:style-name="T16">1</text:span>) = <text:span text:style-name="T14">(0 + 1) / (3 + 1) = 0.25</text:span></text:p>
        </text:list-item>
      </text:list>
      <text:p text:style-name="P32"><text:tab/><text:tab/><text:span text:style-name="T17">G8:</text:span></text:p>
      <text:list xml:id="list1908402712801436461" text:style-name="L9">
        <text:list-item>
          <text:p text:style-name="P33">P(H1 | G<text:span text:style-name="T17">8</text:span>=0) = <text:span text:style-name="T14">(3 + 1) / (3 + 1) = 1</text:span></text:p>
        </text:list-item>
        <text:list-item>
          <text:p text:style-name="P33">P(H1 | G<text:span text:style-name="T17">8</text:span>=<text:span text:style-name="T17">1</text:span>) = <text:span text:style-name="T14">(0 + 1) / (3 + 1) = 0.25</text:span></text:p>
        </text:list-item>
      </text:list>
      <text:p text:style-name="P34"><text:tab/><text:tab/><text:span text:style-name="T18">G45:</text:span></text:p>
      <text:list xml:id="list6393105740944489812" text:style-name="L10">
        <text:list-item>
          <text:p text:style-name="P35">P(H1 | G<text:span text:style-name="T47">45</text:span>=0) = <text:span text:style-name="T14">(3 + 1) / (3 + 1) = 1</text:span></text:p>
        </text:list-item>
        <text:list-item>
          <text:p text:style-name="P35">P(H1 | G<text:span text:style-name="T47">45</text:span>=<text:span text:style-name="T18">1</text:span>) = <text:span text:style-name="T14">(0 + 1) / (3 + 1) = 0.25</text:span></text:p>
        </text:list-item>
      </text:list>
      <text:p text:style-name="P40"><text:tab/><text:tab/><text:span text:style-name="T18">G46:</text:span></text:p>
      <text:list xml:id="list223428644339177" text:continue-numbering="true" text:style-name="L10">
        <text:list-item>
          <text:p text:style-name="P36">P(H1 | G<text:span text:style-name="T47">46</text:span>=0) = <text:span text:style-name="T14">(3 + 1) / (3 + 1) = 1</text:span></text:p>
        </text:list-item>
        <text:list-item>
          <text:p text:style-name="P36">P(H1 | G<text:span text:style-name="T47">46</text:span>=<text:span text:style-name="T18">1</text:span>) = <text:span text:style-name="T14">(0 + 1) / (3 + 1) = 0.25</text:span></text:p>
        </text:list-item>
      </text:list>
      <text:p text:style-name="P48"><text:tab/><text:tab/><text:span text:style-name="T18">G47:</text:span></text:p>
      <text:list xml:id="list223428074642306" text:continue-numbering="true" text:style-name="L10">
        <text:list-item>
          <text:p text:style-name="P37">P(H1 | G<text:span text:style-name="T47">47</text:span>=0) = <text:span text:style-name="T14">(3 + 1) / (3 + 1) = 1</text:span></text:p>
        </text:list-item>
        <text:list-item>
          <text:p text:style-name="P37">P(H1 | G<text:span text:style-name="T47">47</text:span>=<text:span text:style-name="T18">1</text:span>) = <text:span text:style-name="T14">(0 + 1) / (3 + 1) = 0.25</text:span></text:p>
        </text:list-item>
      </text:list>
      <text:p text:style-name="P48"><text:tab/><text:tab/><text:span text:style-name="T18">G67:</text:span></text:p>
      <text:list xml:id="list223428253517239" text:continue-numbering="true" text:style-name="L10">
        <text:list-item>
          <text:p text:style-name="P37">P(H1 | G<text:span text:style-name="T47">67</text:span>=0) = <text:span text:style-name="T14">(3 + 1) / (3 + 1) = 1</text:span></text:p>
        </text:list-item>
        <text:list-item>
          <text:p text:style-name="P37">P(H1 | G<text:span text:style-name="T47">67</text:span>=<text:span text:style-name="T18">1</text:span>) = <text:span text:style-name="T14">(0 + 1) / (3 + 1) = 0.25</text:span></text:p>
        </text:list-item>
      </text:list>
      <text:p text:style-name="P48"><text:tab/><text:tab/><text:span text:style-name="T18">G68:</text:span></text:p>
      <text:list xml:id="list223429320165036" text:continue-numbering="true" text:style-name="L10">
        <text:list-item>
          <text:p text:style-name="P37">P(H1 | G<text:span text:style-name="T47">68</text:span>=0) = <text:span text:style-name="T14">(3 + 1) / (3 + 1) = 1</text:span></text:p>
        </text:list-item>
        <text:list-item>
          <text:p text:style-name="P37">P(H1 | G<text:span text:style-name="T47">68</text:span>=<text:span text:style-name="T18">1</text:span>) = <text:span text:style-name="T14">(0 + 1) / (3 + 1) = 0.25</text:span></text:p>
        </text:list-item>
      </text:list>
      <text:p text:style-name="P48"><text:tab/><text:tab/><text:span text:style-name="T18">G69:</text:span></text:p>
      <text:list xml:id="list223428605176581" text:continue-numbering="true" text:style-name="L10">
        <text:list-item>
          <text:p text:style-name="P37">P(H1 | G<text:span text:style-name="T47">69</text:span>=0) = <text:span text:style-name="T14">(3 + 1) / (3 + 1) = 1</text:span></text:p>
        </text:list-item>
        <text:list-item>
          <text:p text:style-name="P37">P(H1 | G<text:span text:style-name="T47">69</text:span>=<text:span text:style-name="T18">1</text:span>) = <text:span text:style-name="T14">(0 + 1) / (3 + 1) = 0.25</text:span></text:p>
        </text:list-item>
      </text:list>
      <text:p text:style-name="P48"><text:tab/><text:tab/><text:span text:style-name="T18">G70:</text:span></text:p>
      <text:list xml:id="list223428055748912" text:continue-numbering="true" text:style-name="L10">
        <text:list-item>
          <text:p text:style-name="P37">P(H1 | G<text:span text:style-name="T47">70</text:span>=0) = <text:span text:style-name="T14">(3 + 1) / (3 + 1) = 1</text:span></text:p>
        </text:list-item>
        <text:list-item>
          <text:p text:style-name="P37">P(H1 | G<text:span text:style-name="T47">70</text:span>=<text:span text:style-name="T18">1</text:span>) = <text:span text:style-name="T14">(0 + 1) / (3 + 1) = 0.25</text:span></text:p>
        </text:list-item>
      </text:list>
      <text:p text:style-name="P40"><text:tab/><text:span text:style-name="T19">H2:</text:span></text:p>
      <text:p text:style-name="P40"><text:tab/><text:tab/><text:span text:style-name="T19">G1:</text:span></text:p>
      <text:list xml:id="list4219067676978741961" text:style-name="L11">
        <text:list-item>
          <text:p text:style-name="P51">P(H2 | G1=0) = (2 + 1) / (2 + 1) = <text:span text:style-name="T35">1</text:span></text:p>
        </text:list-item>
        <text:list-item>
          <text:p text:style-name="P51">P(H2 | G1=1) = (0 + 1) / (2 + 1) = <text:span text:style-name="T35">0.3333</text:span></text:p>
        </text:list-item>
      </text:list>
      <text:p text:style-name="P41"><text:tab/><text:tab/><text:span text:style-name="T19">G2:</text:span></text:p>
      <text:list xml:id="list223428230545999" text:continue-numbering="true" text:style-name="L11">
        <text:list-item>
          <text:p text:style-name="P52">P(H2 | G<text:span text:style-name="T20">2</text:span>=0) = (2 + 1) / (2 + 1) = <text:span text:style-name="T35">1</text:span></text:p>
        </text:list-item>
        <text:list-item>
          <text:p text:style-name="P52">P(H2 | G<text:span text:style-name="T20">2</text:span>=1) = (0 + 1) / (2 + 1) = <text:span text:style-name="T35">0.3333</text:span></text:p>
        </text:list-item>
      </text:list>
      <text:p text:style-name="P41"><text:tab/><text:tab/><text:span text:style-name="T19">G3:</text:span></text:p>
      <text:list xml:id="list223429285445924" text:continue-numbering="true" text:style-name="L11">
        <text:list-item>
          <text:p text:style-name="P52">P(H2 | G<text:span text:style-name="T20">3</text:span>=0) = (2 + 1) / (2 + 1) = <text:span text:style-name="T35">1</text:span></text:p>
        </text:list-item>
        <text:list-item>
          <text:p text:style-name="P52">P(H2 | G<text:span text:style-name="T20">3</text:span>=1) = (0 + 1) / (2 + 1) = <text:span text:style-name="T35">0.3333</text:span></text:p>
        </text:list-item>
      </text:list>
      <text:p text:style-name="P41"><text:tab/><text:tab/><text:span text:style-name="T19">G4:</text:span></text:p>
      <text:list xml:id="list223429232564150" text:continue-numbering="true" text:style-name="L11">
        <text:list-item>
          <text:p text:style-name="P52">P(H2 | G<text:span text:style-name="T20">4</text:span>=0) = (2 + 1) / (2 + 1) = <text:span text:style-name="T35">1</text:span></text:p>
        </text:list-item>
        <text:list-item>
          <text:p text:style-name="P52">P(H2 | G<text:span text:style-name="T20">4</text:span>=1) = (0 + 1) / (2 + 1) = <text:span text:style-name="T35">0.3333</text:span></text:p>
        </text:list-item>
      </text:list>
      <text:p text:style-name="P42"><text:tab/><text:tab/><text:span text:style-name="T19">G5:</text:span></text:p>
      <text:list xml:id="list223428974135534" text:continue-numbering="true" text:style-name="L11">
        <text:list-item>
          <text:p text:style-name="P53">P(H2 | G<text:span text:style-name="T21">5</text:span>=0) = (2 + 1) / (2 + 1) = <text:span text:style-name="T35">1</text:span></text:p>
        </text:list-item>
        <text:list-item>
          <text:p text:style-name="P53">P(H2 | G<text:span text:style-name="T21">5</text:span>=1) = (0 + 1) / (2 + 1) = <text:span text:style-name="T35">0.333</text:span></text:p>
        </text:list-item>
      </text:list>
      <text:p text:style-name="P43"><text:tab/><text:tab/><text:span text:style-name="T19">G6:</text:span></text:p>
      <text:list xml:id="list223429447678789" text:continue-numbering="true" text:style-name="L11">
        <text:list-item>
          <text:p text:style-name="P54"><text:soft-page-break/>P(H2 | G<text:span text:style-name="T22">6</text:span>=0) = (<text:span text:style-name="T23">1</text:span> + 1) / (2 + 1) = <text:span text:style-name="T35">0.6666</text:span></text:p>
        </text:list-item>
        <text:list-item>
          <text:p text:style-name="P59">P(H2 | G<text:span text:style-name="T22">6</text:span>=1) = (<text:span text:style-name="T23">1</text:span> + 1) / (2 + 1) = <text:span text:style-name="T35">0.6666</text:span></text:p>
        </text:list-item>
      </text:list>
      <text:p text:style-name="P44"><text:tab/><text:tab/><text:span text:style-name="T19">G7:</text:span></text:p>
      <text:list xml:id="list223429243054630" text:continue-numbering="true" text:style-name="L11">
        <text:list-item>
          <text:p text:style-name="P55">P(H2 | G<text:span text:style-name="T24">7</text:span>=0) = (<text:span text:style-name="T24">0</text:span> + 1) / (2 + 1) = <text:span text:style-name="T35">0.3333</text:span></text:p>
        </text:list-item>
        <text:list-item>
          <text:p text:style-name="P55">P(H2 | G<text:span text:style-name="T24">7</text:span>=1) = (<text:span text:style-name="T24">2</text:span> + 1) / (2 + 1) = <text:span text:style-name="T35">1</text:span></text:p>
        </text:list-item>
      </text:list>
      <text:p text:style-name="P45"><text:tab/><text:tab/><text:span text:style-name="T19">G8:</text:span></text:p>
      <text:list xml:id="list223428787321677" text:continue-numbering="true" text:style-name="L11">
        <text:list-item>
          <text:p text:style-name="P59">P(H2 | G<text:span text:style-name="T25">8</text:span>=0) = (<text:span text:style-name="T25">0</text:span> + 1) / (2 + 1) = <text:span text:style-name="T35">0.3333</text:span></text:p>
        </text:list-item>
        <text:list-item>
          <text:p text:style-name="P56">P(H2 | G<text:span text:style-name="T25">8</text:span>=1) = (<text:span text:style-name="T25">2</text:span> + 1) / (2 + 1) = <text:span text:style-name="T35">1</text:span></text:p>
        </text:list-item>
      </text:list>
      <text:p text:style-name="P46"><text:tab/><text:tab/><text:span text:style-name="T19">G45:</text:span></text:p>
      <text:list xml:id="list223428676196745" text:continue-numbering="true" text:style-name="L11">
        <text:list-item>
          <text:p text:style-name="P57">P(H2 | G<text:span text:style-name="T48">45</text:span>=0) = (2 + 1) / (2 + 1) = <text:span text:style-name="T35">1</text:span></text:p>
        </text:list-item>
        <text:list-item>
          <text:p text:style-name="P59">P(H2 | G<text:span text:style-name="T48">45</text:span>=1) = (0 + 1) / (2 + 1) = <text:span text:style-name="T35">0.3333</text:span></text:p>
        </text:list-item>
      </text:list>
      <text:p text:style-name="P47"><text:tab/><text:tab/><text:span text:style-name="T19">G46:</text:span></text:p>
      <text:list xml:id="list223428184174441" text:continue-numbering="true" text:style-name="L11">
        <text:list-item>
          <text:p text:style-name="P58">P(H2 | G<text:span text:style-name="T48">46</text:span>=0) = (2 + 1) / (2 + 1) = <text:span text:style-name="T35">1</text:span></text:p>
        </text:list-item>
        <text:list-item>
          <text:p text:style-name="P59">P(H2 | G<text:span text:style-name="T48">46</text:span>=1) = (0 + 1) / (2 + 1) = <text:span text:style-name="T35">0.3333</text:span></text:p>
        </text:list-item>
      </text:list>
      <text:p text:style-name="P49"><text:tab/><text:tab/><text:span text:style-name="T18">G47:</text:span></text:p>
      <text:list xml:id="list223429929752083" text:continue-list="list223428055748912" text:style-name="L10">
        <text:list-item>
          <text:p text:style-name="P38">P(H<text:span text:style-name="T42">2</text:span> | G<text:span text:style-name="T48">47</text:span>=0) = <text:span text:style-name="T14">(2 + 1) / (2 + 1) = 1</text:span></text:p>
        </text:list-item>
        <text:list-item>
          <text:p text:style-name="P38">P(H<text:span text:style-name="T42">2</text:span> | G<text:span text:style-name="T48">47</text:span>=<text:span text:style-name="T18">1</text:span>) = <text:span text:style-name="T14">(0 + 1) / (2 + 1) = 0.3333</text:span></text:p>
        </text:list-item>
      </text:list>
      <text:p text:style-name="P49"><text:tab/><text:tab/><text:span text:style-name="T18">G67:</text:span></text:p>
      <text:list xml:id="list223429767954987" text:continue-numbering="true" text:style-name="L10">
        <text:list-item>
          <text:p text:style-name="P38">P(H<text:span text:style-name="T42">2</text:span> | G<text:span text:style-name="T48">67</text:span>=0) = <text:span text:style-name="T14">(2 + 1) / (2 + 1) = 1</text:span></text:p>
        </text:list-item>
        <text:list-item>
          <text:p text:style-name="P38">P(H<text:span text:style-name="T42">2</text:span> | G<text:span text:style-name="T48">67</text:span>=<text:span text:style-name="T18">1</text:span>) = <text:span text:style-name="T14">(0 + 1) / (2 + 1) = 0.3333</text:span></text:p>
        </text:list-item>
      </text:list>
      <text:p text:style-name="P49"><text:tab/><text:tab/><text:span text:style-name="T18">G68:</text:span></text:p>
      <text:list xml:id="list223428497996796" text:continue-numbering="true" text:style-name="L10">
        <text:list-item>
          <text:p text:style-name="P38">P(H<text:span text:style-name="T42">2</text:span> | G<text:span text:style-name="T48">68</text:span>=0) = <text:span text:style-name="T14">(2 + 1) / (2 + 1) = 1</text:span></text:p>
        </text:list-item>
        <text:list-item>
          <text:p text:style-name="P38">P(H<text:span text:style-name="T42">2</text:span> | G<text:span text:style-name="T48">68</text:span>=<text:span text:style-name="T18">1</text:span>) = <text:span text:style-name="T14">(0 + 1) / (2 + 1) = 0.3333</text:span></text:p>
        </text:list-item>
      </text:list>
      <text:p text:style-name="P49"><text:tab/><text:tab/><text:span text:style-name="T18">G69:</text:span></text:p>
      <text:list xml:id="list223427978094204" text:continue-numbering="true" text:style-name="L10">
        <text:list-item>
          <text:p text:style-name="P38">P(H<text:span text:style-name="T42">2</text:span> | G<text:span text:style-name="T48">69</text:span>=0) = <text:span text:style-name="T14">(2 + 1) / (2 + 1) = 1</text:span></text:p>
        </text:list-item>
        <text:list-item>
          <text:p text:style-name="P38">P(H<text:span text:style-name="T42">2</text:span> | G<text:span text:style-name="T48">69</text:span>=<text:span text:style-name="T18">1</text:span>) = <text:span text:style-name="T14">(0 + 1) / (2 + 1) = 0.3333</text:span></text:p>
        </text:list-item>
      </text:list>
      <text:p text:style-name="P49"><text:tab/><text:tab/><text:span text:style-name="T18">G70:</text:span></text:p>
      <text:list xml:id="list223428879117040" text:continue-numbering="true" text:style-name="L10">
        <text:list-item>
          <text:p text:style-name="P38">P(H<text:span text:style-name="T42">2</text:span> | G<text:span text:style-name="T48">70</text:span>=0) = <text:span text:style-name="T14">(2 + 1) / (2 + 1) = 1</text:span></text:p>
        </text:list-item>
        <text:list-item>
          <text:p text:style-name="P38">P(H<text:span text:style-name="T42">2</text:span> | G<text:span text:style-name="T48">70</text:span>=<text:span text:style-name="T18">1</text:span>) = <text:span text:style-name="T14">(0 + 1) / (2 + 1) = 0.3333</text:span></text:p>
        </text:list-item>
      </text:list>
      <text:p text:style-name="P62"><text:tab/><text:span text:style-name="T31">P6:</text:span></text:p>
      <text:p text:style-name="P62"><text:tab/><text:tab/><text:span text:style-name="T31">G1:</text:span></text:p>
      <text:list xml:id="list2690776571766858769" text:style-name="L13">
        <text:list-item>
          <text:p text:style-name="P66">P(P6 | G1 = 0) = (2 + 1) / (2 + 1) = <text:span text:style-name="T46">1</text:span></text:p>
        </text:list-item>
        <text:list-item>
          <text:p text:style-name="P66">P(P6 | G1 = 1) = (0 + 1) / (2 + 1) = <text:span text:style-name="T46">0.3333</text:span></text:p>
        </text:list-item>
      </text:list>
      <text:p text:style-name="P63"><text:tab/><text:tab/><text:span text:style-name="T31">G2:</text:span></text:p>
      <text:list xml:id="list223428565944993" text:continue-numbering="true" text:style-name="L13">
        <text:list-item>
          <text:p text:style-name="P67">P(P6 | G<text:span text:style-name="T32">2</text:span> = 0) = (2 + 1) / (2 + 1) = <text:span text:style-name="T46">1</text:span></text:p>
        </text:list-item>
        <text:list-item>
          <text:p text:style-name="P67">P(P6 | G<text:span text:style-name="T32">2</text:span> = 1) = (0 + 1) / (2 + 1) = <text:span text:style-name="T46">0.3333</text:span></text:p>
        </text:list-item>
      </text:list>
      <text:p text:style-name="P64"><text:tab/><text:tab/><text:span text:style-name="T31">G3:</text:span></text:p>
      <text:list xml:id="list223429367440546" text:continue-numbering="true" text:style-name="L13">
        <text:list-item>
          <text:p text:style-name="P68">P(P6 | G<text:span text:style-name="T33">3</text:span> = 0) = (2 + 1) / (2 + 1) = <text:span text:style-name="T46">1</text:span></text:p>
        </text:list-item>
        <text:list-item>
          <text:p text:style-name="P68">P(P6 | G<text:span text:style-name="T33">3</text:span> = 1) = (0 + 1) / (2 + 1) = <text:span text:style-name="T46">0.3333</text:span></text:p>
        </text:list-item>
      </text:list>
      <text:p text:style-name="P64"><text:tab/><text:tab/><text:span text:style-name="T31">G4:</text:span></text:p>
      <text:list xml:id="list223428230596654" text:continue-numbering="true" text:style-name="L13">
        <text:list-item>
          <text:p text:style-name="P68">P(P6 | G<text:span text:style-name="T33">4</text:span> = 0) = (2 + 1) / (2 + 1) = <text:span text:style-name="T46">1</text:span></text:p>
        </text:list-item>
        <text:list-item>
          <text:p text:style-name="P70">P(P6 | G<text:span text:style-name="T33">4</text:span> = 1) = (0 + 1) / (2 + 1) = <text:span text:style-name="T46">0.3333</text:span></text:p>
        </text:list-item>
      </text:list>
      <text:p text:style-name="P64"><text:tab/><text:tab/><text:span text:style-name="T31">G5:</text:span></text:p>
      <text:list xml:id="list223428931684392" text:continue-numbering="true" text:style-name="L13">
        <text:list-item>
          <text:p text:style-name="P68">P(P6 | G<text:span text:style-name="T33">5</text:span> = 0) = (2 + 1) / (2 + 1) = <text:span text:style-name="T46">1</text:span></text:p>
        </text:list-item>
        <text:list-item>
          <text:p text:style-name="P70">P(P6 | G<text:span text:style-name="T33">5</text:span> = 1) = (0 + 1) / (2 + 1) = <text:span text:style-name="T46">0.3333</text:span></text:p>
        </text:list-item>
      </text:list>
      <text:p text:style-name="P64"><text:tab/><text:tab/><text:span text:style-name="T31">G6:</text:span></text:p>
      <text:list xml:id="list223428604824611" text:continue-numbering="true" text:style-name="L13">
        <text:list-item>
          <text:p text:style-name="P68">P(P6 | G<text:span text:style-name="T33">6</text:span> = 0) = (2 + 1) / (2 + 1) = <text:span text:style-name="T46">1</text:span></text:p>
        </text:list-item>
        <text:list-item>
          <text:p text:style-name="P70">P(P6 | G<text:span text:style-name="T33">6</text:span> = 1) = (0 + 1) / (2 + 1) = <text:span text:style-name="T46">0.3333</text:span></text:p>
        </text:list-item>
        <text:list-item>
          <text:p text:style-name="P68"/>
        </text:list-item>
      </text:list>
      <text:p text:style-name="P65"><text:tab/><text:tab/><text:span text:style-name="T31">G7:</text:span></text:p>
      <text:list xml:id="list223428061291019" text:continue-numbering="true" text:style-name="L13">
        <text:list-item>
          <text:p text:style-name="P69"><text:soft-page-break/>P(P6 | G<text:span text:style-name="T34">7</text:span> = 0) = (2 + 1) / (2 + 1) = <text:span text:style-name="T46">1</text:span></text:p>
        </text:list-item>
        <text:list-item>
          <text:p text:style-name="P70">P(P6 | G<text:span text:style-name="T34">7</text:span> = 1) = (0 + 1) / (2 + 1) = <text:span text:style-name="T46">0.3333</text:span></text:p>
        </text:list-item>
      </text:list>
      <text:p text:style-name="P65"><text:tab/><text:tab/><text:span text:style-name="T31">G8:</text:span></text:p>
      <text:list xml:id="list223428321088551" text:continue-numbering="true" text:style-name="L13">
        <text:list-item>
          <text:p text:style-name="P69">P(P6 | G<text:span text:style-name="T34">8</text:span> = 0) = (2 + 1) / (2 + 1) = <text:span text:style-name="T46">1</text:span></text:p>
        </text:list-item>
        <text:list-item>
          <text:p text:style-name="P70">P(P6 | G<text:span text:style-name="T34">8</text:span> = 1) = (0 + 1) / (2 + 1) = <text:span text:style-name="T46">0.3333</text:span></text:p>
        </text:list-item>
      </text:list>
      <text:p text:style-name="P65"><text:tab/><text:tab/><text:span text:style-name="T31">G45:</text:span></text:p>
      <text:list xml:id="list223429748190489" text:continue-numbering="true" text:style-name="L13">
        <text:list-item>
          <text:p text:style-name="P70">P(P6 | G<text:span text:style-name="T50">45</text:span> = 0) = (<text:span text:style-name="T34">0</text:span> + 1) / (2 + 1) = <text:span text:style-name="T46">0.3333</text:span></text:p>
        </text:list-item>
        <text:list-item>
          <text:p text:style-name="P69">P(P6 | G<text:span text:style-name="T50">45</text:span> = 1) = (<text:span text:style-name="T34">2</text:span> + 1) / (2 + 1) = <text:span text:style-name="T46">1</text:span></text:p>
        </text:list-item>
      </text:list>
      <text:p text:style-name="P65"><text:tab/><text:tab/><text:span text:style-name="T31">G46:</text:span></text:p>
      <text:list xml:id="list223429957729316" text:continue-numbering="true" text:style-name="L13">
        <text:list-item>
          <text:p text:style-name="P70">P(P6 | G<text:span text:style-name="T50">46</text:span> = 0) = (<text:span text:style-name="T34">0</text:span> + 1) / (2 + 1) = <text:span text:style-name="T46">0.3333</text:span></text:p>
        </text:list-item>
        <text:list-item>
          <text:p text:style-name="P69">P(P6 | G<text:span text:style-name="T50">46</text:span> = 1) = (<text:span text:style-name="T34">2</text:span> + 1) / (2 + 1) = <text:span text:style-name="T46">1</text:span></text:p>
        </text:list-item>
      </text:list>
      <text:p text:style-name="P50"><text:tab/><text:tab/><text:span text:style-name="T18">G47:</text:span></text:p>
      <text:list xml:id="list223428040923809" text:continue-list="list223428879117040" text:style-name="L10">
        <text:list-item>
          <text:p text:style-name="P39">P(<text:span text:style-name="T44">P6</text:span> | G<text:span text:style-name="T50">47</text:span>=0) = <text:span text:style-name="T14">(1 + 1) / (2 + 1) = 1</text:span></text:p>
        </text:list-item>
        <text:list-item>
          <text:p text:style-name="P39">P(<text:span text:style-name="T44">P6</text:span> | G<text:span text:style-name="T50">47</text:span>=<text:span text:style-name="T18">1</text:span>) = <text:span text:style-name="T14">(1 + 1) / (2 + 1) = 0.3333</text:span></text:p>
        </text:list-item>
      </text:list>
      <text:p text:style-name="P50"><text:tab/><text:tab/><text:span text:style-name="T18">G67:</text:span></text:p>
      <text:list xml:id="list223429242103153" text:continue-numbering="true" text:style-name="L10">
        <text:list-item>
          <text:p text:style-name="P39">P(<text:span text:style-name="T44">P6</text:span> | G<text:span text:style-name="T50">67</text:span>=0) = <text:span text:style-name="T14">(2 + 1) / (2 + 1) = 1</text:span></text:p>
        </text:list-item>
        <text:list-item>
          <text:p text:style-name="P39">P(<text:span text:style-name="T44">P6</text:span> | G<text:span text:style-name="T50">67</text:span>=<text:span text:style-name="T18">1</text:span>) = <text:span text:style-name="T14">(0 + 1) / (2 + 1) = 0.3333</text:span></text:p>
        </text:list-item>
      </text:list>
      <text:p text:style-name="P50"><text:tab/><text:tab/><text:span text:style-name="T18">G68:</text:span></text:p>
      <text:list xml:id="list223429086132386" text:continue-numbering="true" text:style-name="L10">
        <text:list-item>
          <text:p text:style-name="P39">P(<text:span text:style-name="T44">P6</text:span> | G<text:span text:style-name="T50">68</text:span>=0) = <text:span text:style-name="T14">(2 + 1) / (2 + 1) = 1</text:span></text:p>
        </text:list-item>
        <text:list-item>
          <text:p text:style-name="P39">P(<text:span text:style-name="T44">P6</text:span> | G<text:span text:style-name="T50">68</text:span>=<text:span text:style-name="T18">1</text:span>) = <text:span text:style-name="T14">(0 + 1) / (2 + 1) = 0.3333</text:span></text:p>
        </text:list-item>
      </text:list>
      <text:p text:style-name="P50"><text:tab/><text:tab/><text:span text:style-name="T18">G69:</text:span></text:p>
      <text:list xml:id="list223430010166030" text:continue-numbering="true" text:style-name="L10">
        <text:list-item>
          <text:p text:style-name="P39">P(<text:span text:style-name="T44">P6</text:span> | G<text:span text:style-name="T50">69</text:span>=0) = <text:span text:style-name="T14">(2 + 1) / (2 + 1) = 1</text:span></text:p>
        </text:list-item>
        <text:list-item>
          <text:p text:style-name="P39">P(<text:span text:style-name="T44">P6</text:span> | G<text:span text:style-name="T50">69</text:span>=<text:span text:style-name="T18">1</text:span>) = <text:span text:style-name="T14">(0 + 1) / (2 + 1) = 0.3333</text:span></text:p>
        </text:list-item>
      </text:list>
      <text:p text:style-name="P50"><text:tab/><text:tab/><text:span text:style-name="T18">G70:</text:span></text:p>
      <text:list xml:id="list223429973750761" text:continue-numbering="true" text:style-name="L10">
        <text:list-item>
          <text:p text:style-name="P39">P(<text:span text:style-name="T44">P6</text:span> | G<text:span text:style-name="T50">70</text:span>=0) = <text:span text:style-name="T14">(2 + 1) / (2 + 1) = 1</text:span></text:p>
        </text:list-item>
        <text:list-item>
          <text:p text:style-name="P39">P(<text:span text:style-name="T44">P6</text:span> | G<text:span text:style-name="T50">70</text:span>=<text:span text:style-name="T18">1</text:span>) = <text:span text:style-name="T14">(0 + 1) / (2 + 1) = 0.3333</text:span></text:p>
        </text:list-item>
      </text:list>
      <text:p text:style-name="P60"><text:tab/><text:span text:style-name="T26">P13:</text:span></text:p>
      <text:p text:style-name="P60"><text:tab/><text:tab/><text:span text:style-name="T26">G1:</text:span></text:p>
      <text:list xml:id="list1344905131003273807" text:style-name="L12">
        <text:list-item>
          <text:p text:style-name="P61">P(P13 | G1 = 0) = (3 + 1) / <text:s/>(3 + 1) <text:span text:style-name="T45">= 1</text:span></text:p>
        </text:list-item>
        <text:list-item>
          <text:p text:style-name="P61">P(P13 | G1 = 1) = (0 + 1) / <text:s/>(3 + 1) <text:span text:style-name="T45">= 0.25</text:span></text:p>
        </text:list-item>
      </text:list>
      <text:p text:style-name="P60"><text:tab/><text:tab/><text:span text:style-name="T26">G2:</text:span></text:p>
      <text:list xml:id="list223430098259169" text:continue-numbering="true" text:style-name="L12">
        <text:list-item>
          <text:p text:style-name="P61">P(P13 | G2 = 0) = (3 + 1) / <text:s/>(3 + 1) <text:span text:style-name="T45">= 1</text:span></text:p>
        </text:list-item>
        <text:list-item>
          <text:p text:style-name="P61">P(P13 | G2 = 1) = (0 + 1) / <text:s/>(3 + 1) <text:span text:style-name="T45">= 0.25</text:span></text:p>
        </text:list-item>
      </text:list>
      <text:p text:style-name="P60"><text:tab/><text:tab/><text:span text:style-name="T26">G3:</text:span></text:p>
      <text:list xml:id="list223428539874736" text:continue-numbering="true" text:style-name="L12">
        <text:list-item>
          <text:p text:style-name="P61">P(P13 | G<text:span text:style-name="T27">3</text:span> = 0) = (3 + 1) / <text:s/>(3 + 1) <text:span text:style-name="T45">= 1</text:span></text:p>
        </text:list-item>
        <text:list-item>
          <text:p text:style-name="P61">P(P13 | G<text:span text:style-name="T27">3</text:span> = 1) = (0 + 1) / <text:s/>(3 + 1) <text:span text:style-name="T45">= 0.25</text:span></text:p>
        </text:list-item>
      </text:list>
      <text:p text:style-name="P60"><text:tab/><text:tab/><text:span text:style-name="T26">G4:</text:span></text:p>
      <text:list xml:id="list223428012995086" text:continue-numbering="true" text:style-name="L12">
        <text:list-item>
          <text:p text:style-name="P61">P(P13 | G<text:span text:style-name="T28">4 </text:span>= 0) = (3 + 1) / <text:s/>(3 + 1) <text:span text:style-name="T45">= 1</text:span></text:p>
        </text:list-item>
        <text:list-item>
          <text:p text:style-name="P61">P(P13 | G<text:span text:style-name="T28">4</text:span> = 1) = (0 + 1) / <text:s/>(3 + 1) <text:span text:style-name="T45">= 0.25</text:span></text:p>
        </text:list-item>
      </text:list>
      <text:p text:style-name="P60"><text:tab/><text:tab/><text:span text:style-name="T26">G5:</text:span></text:p>
      <text:list xml:id="list223428784165750" text:continue-numbering="true" text:style-name="L12">
        <text:list-item>
          <text:p text:style-name="P61">P(P13 | G<text:span text:style-name="T28">5</text:span> = 0) = (3 + 1) / <text:s/>(3 + 1) <text:span text:style-name="T45">= 1</text:span></text:p>
        </text:list-item>
        <text:list-item>
          <text:p text:style-name="P61">P(P13 | G<text:span text:style-name="T28">5</text:span> = 1) = (0 + 1) / <text:s/>(3 + 1) <text:span text:style-name="T45">= 0.25</text:span></text:p>
        </text:list-item>
      </text:list>
      <text:p text:style-name="P60"><text:tab/><text:tab/><text:span text:style-name="T26">G6:</text:span></text:p>
      <text:list xml:id="list223428745003338" text:continue-numbering="true" text:style-name="L12">
        <text:list-item>
          <text:p text:style-name="P61">P(P13 | G<text:span text:style-name="T28">6</text:span> = 0) = (3 + 1) / <text:s/>(3 + 1) <text:span text:style-name="T45">= 1</text:span></text:p>
        </text:list-item>
        <text:list-item>
          <text:p text:style-name="P61">P(P13 | G<text:span text:style-name="T28">6</text:span> = 1) = (0 + 1) / <text:s/>(3 + 1) <text:span text:style-name="T45">= 0.25</text:span></text:p>
        </text:list-item>
      </text:list>
      <text:p text:style-name="P71"/>
      <text:p text:style-name="P71"/>
      <text:p text:style-name="P60"><text:tab/><text:tab/><text:span text:style-name="T26">G7:</text:span></text:p>
      <text:list xml:id="list223429607816658" text:continue-numbering="true" text:style-name="L12">
        <text:list-item>
          <text:p text:style-name="P61">P(P13 | G<text:span text:style-name="T29">7</text:span> = 0) = (3 + 1) / <text:s/>(3 + 1) <text:span text:style-name="T45">= 1</text:span></text:p>
        </text:list-item>
        <text:list-item>
          <text:p text:style-name="P61">P(P13 | G<text:span text:style-name="T29">7</text:span> = 1) = (0 + 1) / <text:s/>(3 + 1) <text:span text:style-name="T45">= 0.25</text:span></text:p>
        </text:list-item>
      </text:list>
      <text:p text:style-name="P60"><text:soft-page-break/><text:tab/><text:tab/><text:span text:style-name="T26">G8:</text:span></text:p>
      <text:list xml:id="list223428027370796" text:continue-numbering="true" text:style-name="L12">
        <text:list-item>
          <text:p text:style-name="P61">P(P13 | G<text:span text:style-name="T30">8</text:span> = 0) = (3 + 1) / <text:s/>(3 + 1) <text:span text:style-name="T45">= 1</text:span></text:p>
        </text:list-item>
        <text:list-item>
          <text:p text:style-name="P61">P(P13 | G<text:span text:style-name="T30">8</text:span> = 1) = (0 + 1) / <text:s/>(3 + 1) <text:span text:style-name="T45">= 0.25</text:span></text:p>
        </text:list-item>
      </text:list>
      <text:p text:style-name="P60"><text:tab/><text:tab/><text:span text:style-name="T26">G45:</text:span></text:p>
      <text:list xml:id="list223428783095987" text:continue-numbering="true" text:style-name="L12">
        <text:list-item>
          <text:p text:style-name="P61">P(P13 | <text:span text:style-name="T49">G45</text:span> = 0) = (3 + 1) / <text:s/>(3 + 1) <text:span text:style-name="T45">= 1</text:span></text:p>
        </text:list-item>
        <text:list-item>
          <text:p text:style-name="P61">P(P13 | <text:span text:style-name="T49">G45</text:span> = 1) = (0 + 1) / <text:s/>(3 + 1) <text:span text:style-name="T45">= 0.25</text:span></text:p>
        </text:list-item>
      </text:list>
      <text:p text:style-name="P60"><text:tab/><text:tab/><text:span text:style-name="T26">G46:</text:span></text:p>
      <text:list xml:id="list223430135657546" text:continue-numbering="true" text:style-name="L12">
        <text:list-item>
          <text:p text:style-name="P61">P(P13 | G<text:span text:style-name="T49">46</text:span> = 0) = (3 + 1) / <text:s/>(3 + 1) <text:span text:style-name="T45">= 1</text:span></text:p>
        </text:list-item>
        <text:list-item>
          <text:p text:style-name="P61">P(P13 | G<text:span text:style-name="T49">46</text:span> = 1) = (0 + 1) / <text:s/>(3 + 1) <text:span text:style-name="T45">= 0.25</text:span></text:p>
        </text:list-item>
      </text:list>
      <text:p text:style-name="P60"><text:tab/><text:tab/><text:span text:style-name="T26">G47:</text:span></text:p>
      <text:list xml:id="list223429338668631" text:continue-numbering="true" text:style-name="L12">
        <text:list-item>
          <text:p text:style-name="P61">P(P13 | G<text:span text:style-name="T49">47</text:span> = 0) = (3 + 1) / <text:s/>(3 + 1) <text:span text:style-name="T45">= 1</text:span></text:p>
        </text:list-item>
        <text:list-item>
          <text:p text:style-name="P61">P(P13 | G<text:span text:style-name="T49">47</text:span> = 1) = (0 + 1) / <text:s/>(3 + 1) <text:span text:style-name="T45">= 0.25</text:span></text:p>
        </text:list-item>
      </text:list>
      <text:p text:style-name="P60"><text:tab/><text:tab/><text:span text:style-name="T26">G67:</text:span></text:p>
      <text:list xml:id="list223429247112058" text:continue-numbering="true" text:style-name="L12">
        <text:list-item>
          <text:p text:style-name="P61">P(P13 | G<text:span text:style-name="T49">67</text:span> = 0) = (<text:span text:style-name="T43">1</text:span> + 1) / <text:s/>(3 + 1) <text:span text:style-name="T45">= 0.5</text:span></text:p>
        </text:list-item>
        <text:list-item>
          <text:p text:style-name="P61">P(P13 | G<text:span text:style-name="T49">67</text:span> = 1) = (<text:span text:style-name="T43">2</text:span> + 1) / <text:s/>(3 + 1) <text:span text:style-name="T45">= 0.75</text:span></text:p>
        </text:list-item>
      </text:list>
      <text:p text:style-name="P60"><text:tab/><text:tab/><text:span text:style-name="T26">G68:</text:span></text:p>
      <text:list xml:id="list223428073929320" text:continue-numbering="true" text:style-name="L12">
        <text:list-item>
          <text:p text:style-name="P61">P(P13 | G<text:span text:style-name="T49">68</text:span> = 0) = (<text:span text:style-name="T43">2</text:span> + 1) / <text:s/>(3 + 1) <text:span text:style-name="T45">= 0.75</text:span></text:p>
        </text:list-item>
        <text:list-item>
          <text:p text:style-name="P61">P(P13 | G<text:span text:style-name="T49">68</text:span> = 1) = (<text:span text:style-name="T43">1</text:span> + 1) / <text:s/>(3 + 1) <text:span text:style-name="T45">= 0.5</text:span></text:p>
        </text:list-item>
      </text:list>
      <text:p text:style-name="P60"><text:tab/><text:tab/><text:span text:style-name="T26">G69:</text:span></text:p>
      <text:list xml:id="list223429773063559" text:continue-numbering="true" text:style-name="L12">
        <text:list-item>
          <text:p text:style-name="P61">P(P13 | G<text:span text:style-name="T49">69</text:span> = 0) = (<text:span text:style-name="T43">1</text:span> + 1) / <text:s/>(3 + 1) <text:span text:style-name="T45">= 0.5</text:span></text:p>
        </text:list-item>
        <text:list-item>
          <text:p text:style-name="P61">P(P13 | G<text:span text:style-name="T49">69</text:span> = 1) = (<text:span text:style-name="T43">2</text:span> + 1) / <text:s/>(3 + 1) <text:span text:style-name="T45">= 0.75</text:span></text:p>
        </text:list-item>
      </text:list>
      <text:p text:style-name="P60"><text:tab/><text:tab/><text:span text:style-name="T26">G70:</text:span></text:p>
      <text:list xml:id="list223429139307900" text:continue-numbering="true" text:style-name="L12">
        <text:list-item>
          <text:p text:style-name="P61">P(P13 | G<text:span text:style-name="T49">70</text:span> = 0) = (<text:span text:style-name="T43">1</text:span> + 1) / <text:s/>(3 + 1) <text:span text:style-name="T45">= 0.5</text:span></text:p>
        </text:list-item>
        <text:list-item>
          <text:p text:style-name="P61">P(P13 | G<text:span text:style-name="T49">70</text:span> = 1) = (<text:span text:style-name="T43">2</text:span> + 1) / <text:s/>(3 + 1) <text:span text:style-name="T45">= 0.75</text:span></text:p>
        </text:list-item>
      </text:list>
      <text:p text:style-name="P50"/>
      <text:p text:style-name="P50"/>
      <text:p text:style-name="P8">Menghitung peluang tiap penyakit/hama berdasarkan kasus baru.</text:p>
      <text:p text:style-name="P8"/>
      <text:list xml:id="list5877362568540153225" text:style-name="L14">
        <text:list-item>
          <text:p text:style-name="P9"><text:span text:style-name="T3">P(H1 | G6, G67, G8) = P(H1) * P(H1 | G1=0) * P(H1 | G2=0) * P(H1 | G3=0)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"><text:span text:style-name="T3">* P(H1 | G4=0) * P(H1 | G5=0) * P(H1 | G6=1)</text:span></text:p>
                                      <text:p text:style-name="P10"><text:span text:style-name="T3">* P(H1 | G</text:span><text:span text:style-name="T6">7</text:span><text:span text:style-name="T3">=0) * P(H1 | G</text:span><text:span text:style-name="T6">8</text:span><text:span text:style-name="T3">=0) * P(H1 | G</text:span><text:span text:style-name="T6">45</text:span><text:span text:style-name="T3">=0)</text:span></text:p>
                                      <text:p text:style-name="P10"><text:span text:style-name="T3">* P(H1 | G</text:span><text:span text:style-name="T6">45</text:span><text:span text:style-name="T3">=0) * P(H1 | G</text:span><text:span text:style-name="T6">46</text:span><text:span text:style-name="T3">=0) * P(H1 | G</text:span><text:span text:style-name="T6">47</text:span><text:span text:style-name="T3">=0)</text:span></text:p>
                                      <text:p text:style-name="P10"><text:span text:style-name="T3">* P(H1 | G</text:span><text:span text:style-name="T6">67</text:span><text:span text:style-name="T3">=</text:span><text:span text:style-name="T6">1</text:span><text:span text:style-name="T3">) * P(H1 | G</text:span><text:span text:style-name="T6">68</text:span><text:span text:style-name="T3">=0) * P(H1 | G</text:span><text:span text:style-name="T6">69</text:span><text:span text:style-name="T3">=0)</text:span></text:p>
                                      <text:p text:style-name="P10"><text:span text:style-name="T3">* P(H1 | G</text:span><text:span text:style-name="T6">70</text:span><text:span text:style-name="T3">=0)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3"><text:tab/><text:tab/><text:tab/><text:tab/><text:tab/><text:tab/><text:tab/></text:span><text:span text:style-name="T6">= 0.3 * 0.5 * 0.5 * 0.5 * 0.75* 0.75 * 0.25 * 1 * 0.25 * 1 * </text:span></text:p>
      <text:p text:style-name="P14"><text:span text:style-name="T6"><text:tab/><text:tab/><text:tab/><text:tab/><text:tab/><text:tab/><text:tab/><text:tab/>1 * 1 * 1 * * 1 * 1 * 1</text:span></text:p>
      <text:p text:style-name="P73"><text:span text:style-name="T6"><text:tab/><text:tab/><text:tab/><text:tab/><text:tab/><text:tab/><text:tab/>= </text:span><text:span text:style-name="T36">0.001318359375</text:span></text:p>
      <text:p text:style-name="P73"><text:span text:style-name="T36"/></text:p>
      <text:list xml:id="list223428838508303" text:continue-numbering="true" text:style-name="L14">
        <text:list-item>
          <text:p text:style-name="P11"><text:span text:style-name="T3">P(H</text:span><text:span text:style-name="T7">2</text:span><text:span text:style-name="T3"> | G6, G67, G8) = P(H</text:span><text:span text:style-name="T7">2</text:span><text:span text:style-name="T3">) * P(H</text:span><text:span text:style-name="T7">2</text:span><text:span text:style-name="T3"> | G1=0) * P(H</text:span><text:span text:style-name="T7">2 </text:span><text:span text:style-name="T3">| G2=0) * P(H</text:span><text:span text:style-name="T7">2</text:span><text:span text:style-name="T3"> | G3=0)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"><text:span text:style-name="T3">* P(H</text:span><text:span text:style-name="T7">2</text:span><text:span text:style-name="T3"> | G4=0) * P(H</text:span><text:span text:style-name="T7">2</text:span><text:span text:style-name="T3"> | G5=0) * P(H</text:span><text:span text:style-name="T7">2</text:span><text:span text:style-name="T3"> | G6=1)</text:span></text:p>
                                      <text:p text:style-name="P11"><text:span text:style-name="T3">* P(H</text:span><text:span text:style-name="T7">2</text:span><text:span text:style-name="T3"> | G</text:span><text:span text:style-name="T6">7</text:span><text:span text:style-name="T3">=0) * P(H</text:span><text:span text:style-name="T7">2</text:span><text:span text:style-name="T3"> | G</text:span><text:span text:style-name="T6">8</text:span><text:span text:style-name="T3">=0) * P(H</text:span><text:span text:style-name="T7">2</text:span><text:span text:style-name="T3"> | G</text:span><text:span text:style-name="T6">45</text:span><text:span text:style-name="T3">=0)</text:span></text:p>
                                      <text:p text:style-name="P11"><text:span text:style-name="T3">* P(H</text:span><text:span text:style-name="T7">2</text:span><text:span text:style-name="T3"> | G</text:span><text:span text:style-name="T6">45</text:span><text:span text:style-name="T3">=0) * P(H</text:span><text:span text:style-name="T7">2</text:span><text:span text:style-name="T3"> | G</text:span><text:span text:style-name="T6">46</text:span><text:span text:style-name="T3">=0) * P(H</text:span><text:span text:style-name="T7">2</text:span><text:span text:style-name="T3"> | G</text:span><text:span text:style-name="T6">47</text:span><text:span text:style-name="T3">=0)</text:span></text:p>
                                      <text:p text:style-name="P11"><text:span text:style-name="T3">* P(H</text:span><text:span text:style-name="T7">2</text:span><text:span text:style-name="T3"> | G</text:span><text:span text:style-name="T6">67</text:span><text:span text:style-name="T3">=</text:span><text:span text:style-name="T6">1</text:span><text:span text:style-name="T3">) * P(H</text:span><text:span text:style-name="T7">2</text:span><text:span text:style-name="T3"> | G</text:span><text:span text:style-name="T6">68</text:span><text:span text:style-name="T3">=0) * P(H</text:span><text:span text:style-name="T10">2</text:span><text:span text:style-name="T3"> | G</text:span><text:span text:style-name="T6">69</text:span><text:span text:style-name="T3">=0)</text:span></text:p>
                                      <text:p text:style-name="P11"><text:span text:style-name="T3">* P(H</text:span><text:span text:style-name="T8">2</text:span><text:span text:style-name="T3"> | G</text:span><text:span text:style-name="T6">70</text:span><text:span text:style-name="T3">=0)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3"><text:tab/><text:tab/><text:tab/><text:tab/><text:tab/><text:tab/><text:tab/></text:span><text:span text:style-name="T6">= </text:span><text:span text:style-name="T9">0.2 * 1 * 1 * 1 * 1 * 1 * 0.6666 * 0.3333 * 1 * 1 * </text:span></text:p>
      <text:p text:style-name="P15"><text:span text:style-name="T9"><text:tab/><text:tab/><text:tab/><text:tab/><text:tab/><text:tab/><text:tab/><text:tab/>1 * 1 * 1 * 1 * 1 * 1</text:span></text:p>
      <text:p text:style-name="P74"><text:span text:style-name="T36"><text:tab/><text:tab/><text:tab/><text:tab/><text:tab/><text:tab/><text:tab/>= </text:span><text:span text:style-name="T37">0.0444444444444445</text:span></text:p>
      <text:p text:style-name="P74"><text:span text:style-name="T37"/></text:p>
      <text:p text:style-name="P74"><text:span text:style-name="T37"/></text:p>
      <text:p text:style-name="P74"><text:span text:style-name="T37"/></text:p>
      <text:list xml:id="list223429383629233" text:continue-numbering="true" text:style-name="L14">
        <text:list-item>
          <text:p text:style-name="P12"><text:span text:style-name="T3">P(</text:span><text:span text:style-name="T10">P</text:span><text:span text:style-name="T11">6</text:span><text:span text:style-name="T3"> | G6, G67, G8) = P(</text:span><text:span text:style-name="T10">P13</text:span><text:span text:style-name="T3">) * P(</text:span><text:span text:style-name="T10">P13 </text:span><text:span text:style-name="T3">| G1=0) * P(</text:span><text:span text:style-name="T10">P13 </text:span><text:span text:style-name="T3">| G2=0) * P(</text:span><text:span text:style-name="T10">P13</text:span><text:span text:style-name="T3"> | G3=0)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2"><text:soft-page-break/><text:span text:style-name="T3">* P(</text:span><text:span text:style-name="T10">P</text:span><text:span text:style-name="T11">6</text:span><text:span text:style-name="T3"> | G4=0) * P(</text:span><text:span text:style-name="T10">P</text:span><text:span text:style-name="T11">6</text:span><text:span text:style-name="T3"> | G5=0) * P(</text:span><text:span text:style-name="T11">6</text:span><text:span text:style-name="T3"> | G6=1)</text:span></text:p>
                                      <text:p text:style-name="P12"><text:span text:style-name="T3">* P(</text:span><text:span text:style-name="T10">P</text:span><text:span text:style-name="T11">6</text:span><text:span text:style-name="T3"> | G</text:span><text:span text:style-name="T6">7</text:span><text:span text:style-name="T3">=0) * P(</text:span><text:span text:style-name="T10">P</text:span><text:span text:style-name="T11">6</text:span><text:span text:style-name="T3"> | G</text:span><text:span text:style-name="T6">8</text:span><text:span text:style-name="T3">=0) * P(</text:span><text:span text:style-name="T10">P</text:span><text:span text:style-name="T11">6 </text:span><text:span text:style-name="T3">| G</text:span><text:span text:style-name="T6">45</text:span><text:span text:style-name="T3">=0)</text:span></text:p>
                                      <text:p text:style-name="P12"><text:span text:style-name="T3">* P(</text:span><text:span text:style-name="T10">P</text:span><text:span text:style-name="T11">6</text:span><text:span text:style-name="T3"> | G</text:span><text:span text:style-name="T6">45</text:span><text:span text:style-name="T3">=0) * P(</text:span><text:span text:style-name="T10">P</text:span><text:span text:style-name="T11">6</text:span><text:span text:style-name="T3"> | G</text:span><text:span text:style-name="T6">46</text:span><text:span text:style-name="T3">=0) * P(</text:span><text:span text:style-name="T10">P</text:span><text:span text:style-name="T11">6</text:span><text:span text:style-name="T3"> | G</text:span><text:span text:style-name="T6">47</text:span><text:span text:style-name="T3">=0)</text:span></text:p>
                                      <text:p text:style-name="P12"><text:span text:style-name="T3">* P(</text:span><text:span text:style-name="T10">P</text:span><text:span text:style-name="T11">6</text:span><text:span text:style-name="T3"> | G</text:span><text:span text:style-name="T6">67</text:span><text:span text:style-name="T3">=</text:span><text:span text:style-name="T6">1</text:span><text:span text:style-name="T3">) * P(</text:span><text:span text:style-name="T10">P</text:span><text:span text:style-name="T11">6</text:span><text:span text:style-name="T3"> | G</text:span><text:span text:style-name="T6">68</text:span><text:span text:style-name="T3">=0) * P(</text:span><text:span text:style-name="T10">P</text:span><text:span text:style-name="T11">6</text:span><text:span text:style-name="T3"> | G</text:span><text:span text:style-name="T6">69</text:span><text:span text:style-name="T3">=0)</text:span></text:p>
                                      <text:p text:style-name="P12"><text:span text:style-name="T3">* P(</text:span><text:span text:style-name="T10">P</text:span><text:span text:style-name="T11">6</text:span><text:span text:style-name="T3"> | G</text:span><text:span text:style-name="T6">70</text:span><text:span text:style-name="T3">=0)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3"><text:tab/><text:tab/><text:tab/><text:tab/><text:tab/><text:tab/><text:tab/></text:span><text:span text:style-name="T6">= </text:span><text:span text:style-name="T10">0.3 * 1 * 1 * 1 * 1 * 1 * 0.25 * 1 * 0.25 * 1 * 1 * 1 * 0.5 * 0.75 *</text:span></text:p>
      <text:p text:style-name="P16"><text:span text:style-name="T10"><text:tab/><text:tab/><text:tab/><text:tab/><text:tab/><text:tab/><text:tab/><text:tab/>* 0.5 * 0.5</text:span></text:p>
      <text:p text:style-name="P75"><text:span text:style-name="T36"><text:tab/><text:tab/><text:tab/><text:tab/><text:tab/><text:tab/><text:tab/>= </text:span><text:span text:style-name="T38">0.0017578125</text:span></text:p>
      <text:p text:style-name="P75"><text:span text:style-name="T38"/></text:p>
      <text:list xml:id="list223428342639451" text:continue-numbering="true" text:style-name="L14">
        <text:list-item>
          <text:p text:style-name="P13"><text:span text:style-name="T3">P(</text:span><text:span text:style-name="T10">P13</text:span><text:span text:style-name="T3"> | G6, G67, G8) = P(</text:span><text:span text:style-name="T10">P13</text:span><text:span text:style-name="T3">) * P(</text:span><text:span text:style-name="T10">P13 </text:span><text:span text:style-name="T3">| G1=0) * P(</text:span><text:span text:style-name="T10">P13 </text:span><text:span text:style-name="T3">| G2=0) * P(</text:span><text:span text:style-name="T10">P13</text:span><text:span text:style-name="T3"> | G3=0)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"><text:span text:style-name="T3">* P(</text:span><text:span text:style-name="T10">P13</text:span><text:span text:style-name="T3"> | G4=0) * P(</text:span><text:span text:style-name="T10">P13</text:span><text:span text:style-name="T3"> | G5=0) * P(</text:span><text:span text:style-name="T10">P13</text:span><text:span text:style-name="T3"> | G6=1)</text:span></text:p>
                                      <text:p text:style-name="P13"><text:span text:style-name="T3">* P(</text:span><text:span text:style-name="T10">P13</text:span><text:span text:style-name="T3"> | G</text:span><text:span text:style-name="T6">7</text:span><text:span text:style-name="T3">=0) * P(</text:span><text:span text:style-name="T10">P13</text:span><text:span text:style-name="T3"> | G</text:span><text:span text:style-name="T6">8</text:span><text:span text:style-name="T3">=0) * P(</text:span><text:span text:style-name="T10">P13</text:span><text:span text:style-name="T3"> | G</text:span><text:span text:style-name="T6">45</text:span><text:span text:style-name="T3">=0)</text:span></text:p>
                                      <text:p text:style-name="P13"><text:span text:style-name="T3">* P(</text:span><text:span text:style-name="T10">P13</text:span><text:span text:style-name="T3"> | G</text:span><text:span text:style-name="T6">45</text:span><text:span text:style-name="T3">=0) * P(</text:span><text:span text:style-name="T10">P13</text:span><text:span text:style-name="T3"> | G</text:span><text:span text:style-name="T6">46</text:span><text:span text:style-name="T3">=0) * P(</text:span><text:span text:style-name="T10">P13</text:span><text:span text:style-name="T3"> | G</text:span><text:span text:style-name="T6">47</text:span><text:span text:style-name="T3">=0)</text:span></text:p>
                                      <text:p text:style-name="P13"><text:span text:style-name="T3">* P(</text:span><text:span text:style-name="T10">P13</text:span><text:span text:style-name="T3"> | G</text:span><text:span text:style-name="T6">67</text:span><text:span text:style-name="T3">=</text:span><text:span text:style-name="T6">1</text:span><text:span text:style-name="T3">) * P(</text:span><text:span text:style-name="T10">P13</text:span><text:span text:style-name="T3"> | G</text:span><text:span text:style-name="T6">68</text:span><text:span text:style-name="T3">=0) * P(</text:span><text:span text:style-name="T10">P13</text:span><text:span text:style-name="T3"> | G</text:span><text:span text:style-name="T6">69</text:span><text:span text:style-name="T3">=0)</text:span></text:p>
                                      <text:p text:style-name="P13"><text:span text:style-name="T3">* P(</text:span><text:span text:style-name="T10">P13</text:span><text:span text:style-name="T3"> | G</text:span><text:span text:style-name="T6">70</text:span><text:span text:style-name="T3">=0)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3"><text:tab/><text:tab/><text:tab/><text:tab/><text:tab/><text:tab/><text:tab/></text:span><text:span text:style-name="T6">= </text:span><text:span text:style-name="T11">0.2 * 1 * 1 * 1 * 1 * 1 * 0.3333 * 1 * 0.3333 * 0.3333 * 0.3333 </text:span></text:p>
      <text:p text:style-name="P17"><text:span text:style-name="T11"><text:tab/><text:tab/><text:tab/><text:tab/><text:tab/><text:tab/><text:tab/><text:tab/>* 0.6666 * 1 * 1 * 1 * 1</text:span></text:p>
      <text:p text:style-name="P76"><text:span text:style-name="T36"><text:tab/><text:tab/><text:tab/><text:tab/><text:tab/><text:tab/><text:tab/>= </text:span><text:span text:style-name="T39">0.00164609053497942</text:span></text:p>
      <text:p text:style-name="P76"><text:span text:style-name="T39"/></text:p>
      <text:p text:style-name="P77"><text:span text:style-name="T40">Peluang terbesar adalah H2.</text:span></text:p>
      <text:p text:style-name="P77"><text:span text:style-name="T40"/></text:p>
      <text:p text:style-name="P18"><text:span text:style-name="T41">Proses Retrieve</text:span></text:p>
      <text:p text:style-name="P78"><text:span text:style-name="T40">Selanjutnya akan dihitung similaritas kasus baru dengan kasus lama pada data dalam kelas H2.</text:span></text:p>
      <text:p text:style-name="P78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0:11:18.069173001</meta:creation-date>
    <dc:date>2019-01-14T22:34:27.455095281</dc:date>
    <meta:editing-duration>PT2H5M59S</meta:editing-duration>
    <meta:editing-cycles>58</meta:editing-cycles>
    <meta:generator>LibreOffice/5.0.3.2$Linux_X86_64 LibreOffice_project/00m0$Build-2</meta:generator>
    <meta:document-statistic meta:table-count="1" meta:image-count="0" meta:object-count="0" meta:page-count="6" meta:paragraph-count="307" meta:word-count="2453" meta:character-count="7555" meta:non-whitespace-character-count="5287"/>
  </office:meta>
</office:document-meta>
</file>